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3025" officeooo:paragraph-rsid="00033025"/>
    </style:style>
    <style:style style:name="P2" style:family="paragraph" style:parent-style-name="Standard">
      <style:paragraph-properties fo:text-align="justify" style:justify-single-word="false"/>
      <style:text-properties officeooo:rsid="00033025" officeooo:paragraph-rsid="00033025"/>
    </style:style>
    <style:style style:name="P3" style:family="paragraph" style:parent-style-name="Standard">
      <style:paragraph-properties fo:text-align="justify" style:justify-single-word="false"/>
      <style:text-properties officeooo:rsid="0003b805" officeooo:paragraph-rsid="0003b8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ursive Secondary Degree of Saturation</text:p>
      <text:p text:style-name="P2">This algorithm follows a similar idea to the Recursive Largest First algorithm proposed by F. Leighton in his 1979 paper on a graph colouring for large scheduling problems.</text:p>
      <text:p text:style-name="P2"/>
      <text:p text:style-name="P3">It colours primarily based on the Secondary Degree of Saturation.</text:p>
      <text:p text:style-name="P3"/>
      <text:p text:style-name="P3">The Secondary Degree of Saturation would take O(n^2) time to apply as it would require you to do a two layer traversal.</text:p>
      <text:p text:style-name="P3"/>
      <text:p text:style-name="P3">It would take O(n) time to traverse through in each iteration and the graph will need O(n) traversals.</text:p>
      <text:p text:style-name="P3"/>
      <text:p text:style-name="P3">In total this algorithm has a time complexity of O(n^4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14:48:13.057998879</meta:creation-date>
    <dc:date>2021-02-23T18:51:53.345078548</dc:date>
    <meta:editing-duration>PT3H41M59S</meta:editing-duration>
    <meta:editing-cycles>1</meta:editing-cycles>
    <meta:document-statistic meta:table-count="0" meta:image-count="0" meta:object-count="0" meta:page-count="1" meta:paragraph-count="6" meta:word-count="93" meta:character-count="554" meta:non-whitespace-character-count="467"/>
    <meta:generator>LibreOffice/6.4.6.2$Linux_X86_64 LibreOffice_project/40$Build-2</meta:generator>
  </office:meta>
</office:document-meta>
</file>